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4.3cm" fo:wrap-option="wrap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draw:auto-grow-width="true" fo:min-height="0.498cm" fo:min-width="4.384cm"/>
    </style:style>
    <style:style style:name="gr4" style:family="graphic" style:parent-style-name="standard">
      <style:graphic-properties draw:stroke="none" draw:fill="none" draw:auto-grow-width="true" fo:min-height="0.498cm" fo:min-width="4.904cm"/>
    </style:style>
    <style:style style:name="gr5" style:family="graphic" style:parent-style-name="standard">
      <style:graphic-properties draw:stroke="none" draw:fill="none" draw:auto-grow-width="true" fo:min-height="0.498cm" fo:min-width="8.35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1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.35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0cm"/>
    </style:style>
    <style:style style:name="gr10" style:family="graphic" style:parent-style-name="standard">
      <style:graphic-properties draw:stroke="none" draw:fill="none" draw:auto-grow-width="true" fo:min-height="0.498cm" fo:min-width="4.079cm"/>
    </style:style>
    <style:style style:name="gr11" style:family="graphic" style:parent-style-name="standard">
      <style:graphic-properties draw:stroke="none" draw:fill="none" draw:auto-grow-width="true" fo:min-height="0.498cm" fo:min-width="1.7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0.809cm"/>
    </style:style>
    <style:style style:name="gr13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0.316cm" fo:min-width="0.066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635cm"/>
    </style:style>
    <style:style style:name="gr15" style:family="graphic" style:parent-style-name="standard">
      <style:graphic-properties draw:fill-color="#0066cc" draw:textarea-horizontal-align="justify" draw:textarea-vertical-align="middle" draw:auto-grow-height="false" fo:min-height="17.35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17" style:family="graphic" style:parent-style-name="objectwithoutfill">
      <style:graphic-properties svg:stroke-width="0.05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19" style:family="graphic" style:parent-style-name="standard">
      <style:graphic-properties draw:stroke="none" draw:fill="none" draw:auto-grow-width="true" fo:min-height="0.498cm" fo:min-width="6.013cm"/>
    </style:style>
    <style:style style:name="gr20" style:family="graphic" style:parent-style-name="standard">
      <style:graphic-properties draw:stroke="none" draw:fill="none" draw:auto-grow-width="true" fo:min-height="0.498cm" fo:min-width="7.186cm"/>
    </style:style>
    <style:style style:name="gr21" style:family="graphic" style:parent-style-name="standard">
      <style:graphic-properties draw:stroke="none" draw:fill="none" draw:auto-grow-width="true" fo:min-height="0.498cm" fo:min-width="4.337cm"/>
    </style:style>
    <style:style style:name="gr22" style:family="graphic" style:parent-style-name="standard">
      <style:graphic-properties draw:stroke="none" draw:fill="none" draw:auto-grow-width="true" fo:min-height="0.498cm" fo:min-width="3.4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justify"/>
    </style:style>
    <style:style style:name="T1" style:family="text">
      <style:text-properties style:font-name="DejaVu Sans Mono2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custom-shape draw:style-name="gr1" draw:text-style-name="P1" draw:layer="layout" svg:width="4.8cm" svg:height="1.6cm" svg:x="7.2cm" svg:y="3.2cm">
          <text:p text:style-name="P1">CurrentClient : RequestingClient</text:p>
          <draw:enhanced-geometry svg:viewBox="0 0 21600 21600" draw:type="rectangle" draw:enhanced-path="M 0 0 L 21600 0 21600 21600 0 21600 0 0 Z N"/>
        </draw:custom-shape>
        <draw:line draw:style-name="gr2" draw:layer="layout" svg:x1="1.6cm" svg:y1="4cm" svg:x2="7.2cm" svg:y2="4cm">
          <text:p/>
        </draw:line>
        <draw:frame draw:style-name="gr3" draw:text-style-name="P1" draw:layer="layout" svg:width="4.884cm" svg:height="0.748cm" svg:x="1.8cm" svg:y="3.252cm">
          <draw:text-box>
            <text:p text:style-name="P1">RequestingClient(ID)</text:p>
          </draw:text-box>
        </draw:frame>
        <draw:line draw:style-name="gr2" draw:layer="layout" svg:x1="1.8cm" svg:y1="5.6cm" svg:x2="9.4cm" svg:y2="5.6cm">
          <text:p/>
        </draw:line>
        <draw:frame draw:style-name="gr4" draw:text-style-name="P2" draw:layer="layout" svg:width="5.404cm" svg:height="0.748cm" svg:x="1.796cm" svg:y="4.852cm">
          <draw:text-box>
            <text:p text:style-name="P2"><text:span text:style-name="T1">ProposedProperties</text:span>()</text:p>
          </draw:text-box>
        </draw:frame>
        <draw:custom-shape draw:style-name="gr1" draw:text-style-name="P1" draw:layer="layout" svg:width="4.8cm" svg:height="1.6cm" svg:x="20cm" svg:y="0.8cm">
          <text:p text:style-name="P1">:Propert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1.6cm" svg:x="13.6cm" svg:y="0.8cm">
          <text:p text:style-name="P1">:ProposedProperty</text:p>
          <draw:enhanced-geometry svg:viewBox="0 0 21600 21600" draw:type="rectangle" draw:enhanced-path="M 0 0 L 21600 0 21600 21600 0 21600 0 0 Z N"/>
        </draw:custom-shape>
        <draw:line draw:style-name="gr2" draw:layer="layout" svg:x1="9.8cm" svg:y1="6.4cm" svg:x2="15.8cm" svg:y2="6.4cm">
          <text:p/>
        </draw:line>
        <draw:line draw:style-name="gr2" draw:layer="layout" svg:x1="16.2cm" svg:y1="7.2cm" svg:x2="22.2cm" svg:y2="7.2cm">
          <text:p/>
        </draw:line>
        <draw:line draw:style-name="gr2" draw:layer="layout" svg:x1="1.8cm" svg:y1="8.8cm" svg:x2="22.2cm" svg:y2="8.8cm">
          <text:p/>
        </draw:line>
        <draw:frame draw:style-name="gr5" draw:text-style-name="P2" draw:layer="layout" svg:width="8.854cm" svg:height="0.748cm" svg:x="2.4cm" svg:y="8.052cm">
          <draw:text-box>
            <text:p text:style-name="P2">* [for each Property] Description, Photo</text:p>
          </draw:text-box>
        </draw:frame>
        <draw:line draw:style-name="gr6" draw:layer="layout" svg:x1="9.6cm" svg:y1="5.029cm" svg:x2="9.6cm" svg:y2="20.8cm">
          <text:p/>
        </draw:line>
        <draw:custom-shape draw:style-name="gr7" draw:text-style-name="P1" draw:layer="layout" svg:width="0.4cm" svg:height="2.4cm" svg:x="9.4cm" svg:y="5.6cm">
          <text:p/>
          <draw:enhanced-geometry svg:viewBox="0 0 21600 21600" draw:type="rectangle" draw:enhanced-path="M 0 0 L 21600 0 21600 21600 0 21600 0 0 Z N"/>
        </draw:custom-shape>
        <draw:line draw:style-name="gr6" draw:layer="layout" svg:x1="16cm" svg:y1="2.4cm" svg:x2="16cm" svg:y2="20.8cm">
          <text:p/>
        </draw:line>
        <draw:custom-shape draw:style-name="gr8" draw:text-style-name="P1" draw:layer="layout" svg:width="0.4cm" svg:height="1.6cm" svg:x="15.8cm" svg:y="6.4cm">
          <text:p/>
          <draw:enhanced-geometry svg:viewBox="0 0 21600 21600" draw:type="rectangle" draw:enhanced-path="M 0 0 L 21600 0 21600 21600 0 21600 0 0 Z N"/>
        </draw:custom-shape>
        <draw:line draw:style-name="gr6" draw:layer="layout" svg:x1="22.4cm" svg:y1="2.4cm" svg:x2="22.4cm" svg:y2="20.8cm">
          <text:p/>
        </draw:line>
        <draw:custom-shape draw:style-name="gr9" draw:text-style-name="P1" draw:layer="layout" svg:width="0.4cm" svg:height="0.8cm" svg:x="22.2cm" svg:y="7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cm" svg:height="0.8cm" svg:x="22.2cm" svg:y="8.8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4.579cm" svg:height="0.748cm" svg:x="9.821cm" svg:y="5.652cm">
          <draw:text-box>
            <text:p text:style-name="P2">* ProposedProperty</text:p>
          </draw:text-box>
        </draw:frame>
        <draw:frame draw:style-name="gr11" draw:text-style-name="P3" draw:layer="layout" svg:width="2.288cm" svg:height="0.748cm" svg:x="16.2cm" svg:y="6.452cm">
          <draw:text-box>
            <text:p text:style-name="P3">Property</text:p>
          </draw:text-box>
        </draw:frame>
        <draw:custom-shape draw:style-name="gr1" draw:text-style-name="P1" draw:layer="layout" svg:width="4.8cm" svg:height="1.6cm" svg:x="26.4cm" svg:y="17.6cm">
          <text:p text:style-name="P1">NewVisit : Visit</text:p>
          <draw:enhanced-geometry svg:viewBox="0 0 21600 21600" draw:type="rectangle" draw:enhanced-path="M 0 0 L 21600 0 21600 21600 0 21600 0 0 Z N"/>
        </draw:custom-shape>
        <draw:line draw:style-name="gr2" draw:layer="layout" svg:x1="1.8cm" svg:y1="18.4cm" svg:x2="26.4cm" svg:y2="18.4cm">
          <text:p/>
        </draw:line>
        <draw:frame draw:style-name="gr12" draw:layer="layout" svg:width="21.309cm" svg:height="0.747cm" svg:x="2.391cm" svg:y="17.6cm">
          <draw:text-box>
            <text:p>[Date OK?] Visit(CurrentClient, CurrentProperty, SelectedDate, SelectedResponsible)</text:p>
          </draw:text-box>
        </draw:frame>
        <draw:custom-shape draw:style-name="gr13" draw:text-style-name="P1" draw:layer="layout" svg:width="0.8cm" svg:height="0.8cm" svg:x="12cm" svg:y="1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layer="layout" svg:x1="4cm" svg:y1="20cm" svg:x2="12cm" svg:y2="20cm">
          <text:p/>
        </draw:line>
        <draw:frame draw:style-name="gr14" draw:layer="layout" svg:width="3.135cm" svg:height="0.747cm" svg:x="4cm" svg:y="19.253cm">
          <draw:text-box>
            <text:p>[Date NOK?]</text:p>
          </draw:text-box>
        </draw:frame>
        <draw:line draw:style-name="gr6" draw:layer="layout" svg:x1="4cm" svg:y1="20cm" svg:x2="1.8cm" svg:y2="18.4cm">
          <text:p/>
        </draw:line>
        <draw:line draw:style-name="gr2" draw:layer="layout" svg:x1="2.4cm" svg:y1="8cm" svg:x2="2.4cm" svg:y2="12cm">
          <text:p/>
        </draw:line>
        <draw:line draw:style-name="gr6" draw:layer="layout" svg:x1="28.8cm" svg:y1="19.2cm" svg:x2="28.8cm" svg:y2="20.8cm">
          <text:p/>
        </draw:line>
        <draw:custom-shape draw:style-name="gr15" draw:text-style-name="P1" draw:layer="layout" svg:width="0.4cm" svg:height="17.6cm" svg:x="1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6" draw:text-style-name="P1" draw:layer="layout" svg:width="0.8cm" svg:height="0.8cm" svg:x="1.2cm" svg:y="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layer="layout" svg:x1="1.6cm" svg:y1="1.6cm" svg:x2="1.6cm" svg:y2="0.8cm">
            <text:p/>
          </draw:line>
          <draw:line draw:style-name="gr17" draw:layer="layout" svg:x1="1.2cm" svg:y1="1cm" svg:x2="2cm" svg:y2="1cm">
            <text:p/>
          </draw:line>
          <draw:line draw:style-name="gr17" draw:layer="layout" svg:x1="1.2cm" svg:y1="2.4cm" svg:x2="1.6cm" svg:y2="1.6cm">
            <text:p/>
          </draw:line>
          <draw:line draw:style-name="gr17" draw:layer="layout" svg:x1="2cm" svg:y1="2.4cm" svg:x2="1.6cm" svg:y2="1.6cm">
            <text:p/>
          </draw:line>
        </draw:g>
        <draw:frame draw:style-name="gr18" draw:layer="layout" svg:width="4cm" svg:height="0.8cm" svg:x="-0.4cm" svg:y="2.4cm">
          <draw:text-box>
            <text:p>E : Employee</text:p>
          </draw:text-box>
        </draw:frame>
        <draw:line draw:style-name="gr2" draw:layer="layout" svg:x1="1.8cm" svg:y1="10.4cm" svg:x2="15.8cm" svg:y2="10.4cm">
          <text:p/>
        </draw:line>
        <draw:frame draw:style-name="gr19" draw:layer="layout" svg:width="6.513cm" svg:height="0.748cm" svg:x="2.96cm" svg:y="9.694cm">
          <draw:text-box>
            <text:p>[Interested?] Interest = True</text:p>
          </draw:text-box>
        </draw:frame>
        <draw:custom-shape draw:style-name="gr9" draw:text-style-name="P1" draw:layer="layout" svg:width="0.4cm" svg:height="0.8cm" svg:x="15.8cm" svg:y="10.4cm">
          <text:p/>
          <draw:enhanced-geometry svg:viewBox="0 0 21600 21600" draw:type="rectangle" draw:enhanced-path="M 0 0 L 21600 0 21600 21600 0 21600 0 0 Z N"/>
        </draw:custom-shape>
        <draw:frame draw:style-name="gr20" draw:layer="layout" svg:width="7.686cm" svg:height="0.748cm" svg:x="4.067cm" svg:y="11.252cm">
          <draw:text-box>
            <text:p>[Not interested ?] Interest = False</text:p>
          </draw:text-box>
        </draw:frame>
        <draw:custom-shape draw:style-name="gr9" draw:text-style-name="P1" draw:layer="layout" svg:width="0.4cm" svg:height="0.8cm" svg:x="15.8cm" svg:y="12cm">
          <text:p/>
          <draw:enhanced-geometry svg:viewBox="0 0 21600 21600" draw:type="rectangle" draw:enhanced-path="M 0 0 L 21600 0 21600 21600 0 21600 0 0 Z N"/>
        </draw:custom-shape>
        <draw:line draw:style-name="gr2" draw:layer="layout" svg:x1="4cm" svg:y1="12cm" svg:x2="15.8cm" svg:y2="12cm">
          <text:p/>
        </draw:line>
        <draw:line draw:style-name="gr6" draw:layer="layout" svg:x1="4cm" svg:y1="12cm" svg:x2="1.8cm" svg:y2="10.4cm">
          <text:p/>
        </draw:line>
        <draw:line draw:style-name="gr2" draw:layer="layout" svg:x1="1.804cm" svg:y1="13.6cm" svg:x2="9.404cm" svg:y2="13.6cm">
          <text:p/>
        </draw:line>
        <draw:frame draw:style-name="gr4" draw:text-style-name="P2" draw:layer="layout" svg:width="5.404cm" svg:height="0.748cm" svg:x="1.8cm" svg:y="12.852cm">
          <draw:text-box>
            <text:p text:style-name="P2"><text:span text:style-name="T1">InterestProperties</text:span>()</text:p>
          </draw:text-box>
        </draw:frame>
        <draw:line draw:style-name="gr2" draw:layer="layout" svg:x1="9.804cm" svg:y1="14.4cm" svg:x2="15.804cm" svg:y2="14.4cm">
          <text:p/>
        </draw:line>
        <draw:line draw:style-name="gr2" draw:layer="layout" svg:x1="16.204cm" svg:y1="15.2cm" svg:x2="22.204cm" svg:y2="15.2cm">
          <text:p/>
        </draw:line>
        <draw:custom-shape draw:style-name="gr7" draw:text-style-name="P1" draw:layer="layout" svg:width="0.4cm" svg:height="2.4cm" svg:x="9.404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cm" svg:height="1.6cm" svg:x="15.804cm" svg:y="14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cm" svg:height="0.8cm" svg:x="22.204cm" svg:y="15.2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4.579cm" svg:height="0.748cm" svg:x="9.825cm" svg:y="13.652cm">
          <draw:text-box>
            <text:p text:style-name="P2">* ProposedProperty</text:p>
          </draw:text-box>
        </draw:frame>
        <draw:frame draw:style-name="gr11" draw:text-style-name="P3" draw:layer="layout" svg:width="2.288cm" svg:height="0.748cm" svg:x="16.056cm" svg:y="14.452cm">
          <draw:text-box>
            <text:p text:style-name="P3">Property</text:p>
          </draw:text-box>
        </draw:frame>
        <draw:frame draw:style-name="gr21" draw:text-style-name="P2" draw:layer="layout" svg:width="6.424cm" svg:height="0.748cm" svg:x="2.409cm" svg:y="16.052cm">
          <draw:text-box>
            <text:p text:style-name="P2">* [for each Property] Visits()</text:p>
          </draw:text-box>
        </draw:frame>
        <draw:line draw:style-name="gr2" draw:layer="layout" svg:x1="2.4cm" svg:y1="16cm" svg:x2="2.4cm" svg:y2="20cm">
          <text:p/>
        </draw:line>
        <draw:frame draw:style-name="gr22" draw:layer="layout" svg:width="3.99cm" svg:height="0.748cm" svg:x="10.21cm" svg:y="14.4cm">
          <draw:text-box>
            <text:p>[Interest = True]</text:p>
          </draw:text-box>
        </draw:frame>
        <draw:line draw:style-name="gr2" draw:layer="layout" svg:x1="1.8cm" svg:y1="16.8cm" svg:x2="22.2cm" svg:y2="16.8cm">
          <text:p/>
        </draw:line>
        <draw:custom-shape draw:style-name="gr9" draw:text-style-name="P1" draw:layer="layout" svg:width="0.4cm" svg:height="0.8cm" svg:x="22.204cm" svg:y="16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1.2cm" fo:page-height="2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5T20:46:52.243000000</meta:creation-date>
    <dc:title>Diagramme</dc:title>
    <meta:editing-duration>PT1H22M15S</meta:editing-duration>
    <meta:editing-cycles>23</meta:editing-cycles>
    <meta:generator>LibreOffice/4.3.6.2$Windows_x86 LibreOffice_project/d50a87b2e514536ed401c18000dad4660b6a169e</meta:generator>
    <dc:date>2015-03-07T09:14:41.928000000</dc:date>
    <meta:document-statistic meta:object-count="58"/>
    <meta:template xlink:type="simple" xlink:actuate="onRequest" xlink:title="Diagramme" xlink:href="../../../../../../AppData/Roaming/LibreOffice/4/user/template/Diagramme.otg" meta:date="2015-01-25T20:46:52.087000000"/>
  </office:meta>
</office:document-meta>
</file>